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9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737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28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5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4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01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1" fo:font-weight="bold"/>
    </style:style>
    <style:style style:name="ce122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1" fo:font-weight="normal"/>
    </style:style>
    <style:style style:name="ce12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1" fo:font-weight="bold"/>
    </style:style>
    <style:style style:name="ce12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231" style:family="table-cell" style:parent-style-name="Default">
      <style:text-properties style:font-name="Avenir1" fo:font-weight="normal"/>
    </style:style>
    <style:style style:name="ce1423" style:family="table-cell" style:parent-style-name="Default">
      <style:text-properties style:font-name="Avenir1" fo:font-weight="normal" style:font-weight-asian="normal" style:font-weight-complex="normal"/>
    </style:style>
    <style:style style:name="ce1424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4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4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4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4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5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" style:family="text">
      <style:text-properties style:font-name="Avenir1"/>
    </style:style>
    <style:style style:name="T2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8">Nyelvismeret – [</text:span><text:span text:style-name="T9">x. nyelv</text:span><text:span text:style-name="T10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1">saját város</text:span>: 3.fok<text:span text:style-name="T12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88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88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0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4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4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3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3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3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3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3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7" table:content-validation-name="val129" table:formula="of:=[.G30]" office:value-type="string" office:string-value="N/A" calcext:value-type="string">
            <text:p>N/A</text:p>
          </table:table-cell>
          <table:table-cell table:style-name="ce753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2" table:number-columns-spanned="3" table:number-rows-spanned="1"/>
          <table:covered-table-cell table:number-columns-repeated="2" table:style-name="ce753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2" table:content-validation-name="val133"/>
          <table:covered-table-cell table:style-name="ce753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40" office:value-type="string" calcext:value-type="string">
            <text:p>KÉ</text:p>
          </table:table-cell>
          <table:table-cell table:style-name="ce956" office:value-type="string" calcext:value-type="string">
            <text:p>TÉ</text:p>
          </table:table-cell>
          <table:table-cell table:style-name="ce95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0" office:value-type="string" calcext:value-type="string">
            <text:p>KÉ</text:p>
          </table:table-cell>
          <table:table-cell table:style-name="ce956" office:value-type="string" calcext:value-type="string">
            <text:p>TÉ</text:p>
          </table:table-cell>
          <table:table-cell table:style-name="ce95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0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6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6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60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60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60" table:content-validation-name="val146" table:formula="of:=IF([.$B$53]&gt;0;[.O$55];0)" office:value-type="float" office:value="0" calcext:value-type="float">
            <text:p>0</text:p>
          </table:table-cell>
          <table:table-cell table:style-name="ce960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1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1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7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7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4">Mágiaiskolák (Átfogó)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6">[</text:span><text:span text:style-name="T17">Tradíció neve</text:span><text:span text:style-name="T18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4">Pszí-iskola (képzettség) </text:span><text:span text:style-name="T15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1032" table:content-validation-name="val149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7" table:number-columns-spanned="4" table:number-rows-spanned="1"/>
          <table:covered-table-cell table:number-columns-repeated="3" table:style-name="ce1027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7" table:number-columns-spanned="4" table:number-rows-spanned="1"/>
          <table:covered-table-cell table:number-columns-repeated="3" table:style-name="ce1027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17">
          <table:table-cell table:style-name="ce1014" table:content-validation-name="val52" table:number-columns-spanned="13" table:number-rows-spanned="1"/>
          <table:covered-table-cell table:number-columns-repeated="11" table:style-name="ce1014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8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20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zúz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2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/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zúz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9">Automatikusan jár rá a</text:span></text:p>
            <text:p><text:span text:style-name="T19">Közeli lövés fortélynál leírt +10CÉ bónusz</text:span></text:p>
            <text:p><text:span text:style-name="T19">Ha a célpont Cellaszáma 1.</text:span></text:p>
            <text:p><text:span text:style-name="T1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4">* Halálos hatása csak aquir kézben érvényesül</text:span></text:p>
            <text:p><text:span text:style-name="T24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370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style-name="ce1369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office:forms form:automatic-focus="false" form:apply-design-mode="false"/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2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5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Nyomolvasás beolvadt a Természetjárásba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Pszí-iskola képzettség Átfogó</text:p>
          </table:table-cell>
          <table:table-cell table:style-name="ce1423" table:number-columns-repeated="16383"/>
        </table:table-row>
        <table:table-row table:style-name="ro2">
          <table:table-cell table:style-name="ce1217"/>
          <table:table-cell table:style-name="ce1423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3" table:number-columns-repeated="16383"/>
        </table:table-row>
        <table:table-row table:style-name="ro2">
          <table:table-cell table:style-name="ce1217"/>
          <table:table-cell table:style-name="ce1423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3" table:number-columns-repeated="16383"/>
        </table:table-row>
        <table:table-row table:style-name="ro2">
          <table:table-cell table:style-name="ce1215"/>
          <table:table-cell table:style-name="ce1423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3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217"/>
          <table:table-cell table:style-name="ce1423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3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style-name="ce1423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19"> </text:span><text:span text:style-name="T32">→</text:span><text:span text:style-name="T19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19">  </text:span><text:span text:style-name="T32">→</text:span><text:span text:style-name="T19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66" table:default-cell-style-name="ce1424"/>
        <table:table-column table:style-name="co67" table:default-cell-style-name="ce1424"/>
        <table:table-column table:style-name="co68" table:default-cell-style-name="ce1424"/>
        <table:table-column table:style-name="co69" table:default-cell-style-name="ce1424"/>
        <table:table-column table:style-name="co68" table:default-cell-style-name="ce1424"/>
        <table:table-column table:style-name="co36" table:default-cell-style-name="ce1424"/>
        <table:table-column table:style-name="co70" table:default-cell-style-name="ce1424"/>
        <table:table-column table:style-name="co71" table:default-cell-style-name="ce1424"/>
        <table:table-column table:style-name="co72" table:default-cell-style-name="ce1424"/>
        <table:table-column table:style-name="co73" table:default-cell-style-name="ce1424"/>
        <table:table-column table:style-name="co74" table:default-cell-style-name="ce1424"/>
        <table:table-column table:style-name="co75" table:default-cell-style-name="ce1424"/>
        <table:table-column table:style-name="co24" table:default-cell-style-name="ce1424"/>
        <table:table-column table:style-name="co76" table:default-cell-style-name="ce1424"/>
        <table:table-column table:style-name="co77" table:default-cell-style-name="ce1424"/>
        <table:table-column table:style-name="co78" table:default-cell-style-name="ce1424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3"/>
          <table:covered-table-cell table:style-name="ce1462"/>
          <table:covered-table-cell table:style-name="ce1471"/>
          <table:covered-table-cell table:style-name="ce1481"/>
          <table:covered-table-cell table:number-columns-repeated="6" table:style-name="ce1471"/>
          <table:covered-table-cell table:number-columns-repeated="3" table:style-name="ce1540"/>
          <table:covered-table-cell table:style-name="ce1471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53"/>
          <table:table-cell table:style-name="ce1462"/>
          <table:table-cell table:style-name="ce1471"/>
          <table:table-cell table:style-name="ce1481"/>
          <table:table-cell table:style-name="ce1471" table:number-columns-repeated="6"/>
          <table:table-cell table:style-name="ce1540" table:number-columns-repeated="3"/>
          <table:table-cell table:style-name="ce1471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0" office:value-type="string" calcext:value-type="string">
            <text:p>Szint</text:p>
          </table:table-cell>
          <table:table-cell table:style-name="ce1440" office:value-type="string" calcext:value-type="string" table:number-columns-spanned="2" table:number-rows-spanned="1">
            <text:p>Átfogó</text:p>
          </table:table-cell>
          <table:covered-table-cell table:style-name="ce1440"/>
          <table:table-cell table:style-name="ce1440" office:value-type="string" calcext:value-type="string" table:number-columns-spanned="2" table:number-rows-spanned="1">
            <text:p>Átlagos</text:p>
          </table:table-cell>
          <table:covered-table-cell table:style-name="ce1440"/>
          <table:table-cell table:style-name="ce1440" office:value-type="string" calcext:value-type="string" table:number-columns-spanned="2" table:number-rows-spanned="1">
            <text:p>Spec.</text:p>
          </table:table-cell>
          <table:covered-table-cell table:style-name="ce1473"/>
          <table:table-cell table:style-name="ce379" table:number-columns-repeated="4"/>
          <table:table-cell table:style-name="ce1541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8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3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3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5"/>
          <table:table-cell table:number-columns-repeated="240"/>
        </table:table-row>
        <table:table-row table:style-name="ro2">
          <table:table-cell table:style-name="ce142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3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3"/>
          <table:table-cell table:style-name="ce896" table:number-columns-repeated="2"/>
          <table:table-cell/>
          <table:table-cell table:style-name="ce1445" office:value-type="float" office:value="0" calcext:value-type="float">
            <text:p>0</text:p>
          </table:table-cell>
          <table:table-cell table:style-name="ce1445" office:value-type="float" office:value="-10" calcext:value-type="float">
            <text:p>-10</text:p>
          </table:table-cell>
          <table:table-cell table:style-name="ce1445" office:value-type="float" office:value="-20" calcext:value-type="float">
            <text:p>-20</text:p>
          </table:table-cell>
          <table:table-cell table:style-name="ce144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3" table:number-columns-repeated="3"/>
          <table:table-cell table:style-name="ce1473"/>
          <table:table-cell table:style-name="ce1291"/>
          <table:table-cell table:style-name="ce1298"/>
          <table:table-cell table:style-name="ce1291"/>
          <table:table-cell table:style-name="ce147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8"/>
          <table:table-cell table:style-name="ce1443" table:number-columns-repeated="3"/>
          <table:table-cell table:style-name="ce1473"/>
          <table:table-cell table:style-name="ce1291"/>
          <table:table-cell table:style-name="ce1298"/>
          <table:table-cell table:style-name="ce1291"/>
          <table:table-cell table:style-name="ce1473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3"/>
          <table:table-cell table:style-name="ce1473"/>
          <table:table-cell table:number-columns-repeated="3"/>
          <table:table-cell table:style-name="ce147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5"/>
          <table:table-cell table:style-name="ce144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12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2" office:value-type="string" calcext:value-type="string">
            <text:p>Erőbónusz</text:p>
          </table:table-cell>
          <table:table-cell table:style-name="ce151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4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6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6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5" office:value-type="string" calcext:value-type="string">
            <text:p>Erőbónusz</text:p>
          </table:table-cell>
          <table:table-cell table:style-name="ce144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44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67" office:value-type="string" calcext:value-type="string">
            <text:p>Fok</text:p>
          </table:table-cell>
          <table:table-cell table:style-name="ce146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8"/>
          <table:table-cell table:number-columns-repeated="2"/>
          <table:table-cell table:style-name="ce1445" office:value-type="float" office:value="0" calcext:value-type="float">
            <text:p>0</text:p>
          </table:table-cell>
          <table:table-cell table:style-name="ce14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5"/>
          <table:table-cell/>
          <table:table-cell table:style-name="ce145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8"/>
          <table:table-cell table:style-name="ce1485"/>
          <table:table-cell/>
          <table:table-cell table:style-name="ce144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5"/>
          <table:table-cell/>
          <table:table-cell table:style-name="ce1467" office:value-type="string" calcext:value-type="string">
            <text:p>Fok</text:p>
          </table:table-cell>
          <table:table-cell table:style-name="ce1467" office:value-type="string" calcext:value-type="string">
            <text:p>Sebesség bónusz</text:p>
          </table:table-cell>
          <table:table-cell table:style-name="ce146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8"/>
          <table:table-cell table:number-columns-repeated="2"/>
          <table:table-cell table:style-name="ce144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8"/>
          <table:table-cell table:number-columns-repeated="2"/>
          <table:table-cell table:style-name="ce144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8"/>
          <table:table-cell table:number-columns-repeated="5"/>
          <table:table-cell table:style-name="ce1473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8"/>
          <table:table-cell table:number-columns-repeated="4"/>
          <table:table-cell table:style-name="ce148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8"/>
          <table:table-cell table:style-name="ce1447" office:value-type="string" calcext:value-type="string" table:number-columns-spanned="2" table:number-rows-spanned="1">
            <text:p>Pajzs</text:p>
          </table:table-cell>
          <table:covered-table-cell/>
          <table:table-cell table:style-name="ce1447" office:value-type="string" calcext:value-type="string">
            <text:p>VÉ</text:p>
          </table:table-cell>
          <table:table-cell table:style-name="ce144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1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3"/>
          <table:table-cell table:style-name="ce1467" table:content-validation-name="val152" office:value-type="string" calcext:value-type="string">
            <text:p>Fok</text:p>
          </table:table-cell>
          <table:table-cell table:style-name="ce1467" table:content-validation-name="val152" office:value-type="string" calcext:value-type="string">
            <text:p>Bónusz</text:p>
          </table:table-cell>
          <table:table-cell table:style-name="ce515"/>
          <table:table-cell table:style-name="ce1547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3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15"/>
          <table:table-cell table:style-name="ce1547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3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15"/>
          <table:table-cell table:style-name="ce1547"/>
          <table:table-cell table:number-columns-repeated="243"/>
        </table:table-row>
        <table:table-row table:style-name="ro2">
          <table:table-cell table:style-name="ce1428"/>
          <table:table-cell table:number-columns-repeated="7"/>
          <table:table-cell table:style-name="ce1473"/>
          <table:table-cell table:style-name="ce515" table:number-columns-repeated="3"/>
          <table:table-cell table:style-name="ce1547"/>
          <table:table-cell table:number-columns-repeated="243"/>
        </table:table-row>
        <table:table-row table:style-name="ro2">
          <table:table-cell table:style-name="ce1428" table:content-validation-name="val52"/>
          <table:table-cell table:style-name="ce1449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0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47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50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50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7" table:content-validation-name="val52" office:value-type="string" calcext:value-type="string">
            <text:p>Fegyver</text:p>
          </table:table-cell>
          <table:table-cell table:style-name="ce1467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45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68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45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68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45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68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3" table:content-validation-name="val52"/>
          <table:table-cell table:style-name="ce515" table:content-validation-name="val52" table:number-columns-repeated="3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45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68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3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43" table:content-validation-name="val52" table:number-columns-repeated="3"/>
          <table:table-cell table:style-name="ce1473" table:content-validation-name="val52"/>
          <table:table-cell table:style-name="ce1294" table:content-validation-name="val52"/>
          <table:table-cell table:style-name="ce1473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451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69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69" table:content-validation-name="val52"/>
          <table:table-cell table:style-name="ce1495" table:content-validation-name="val52" office:value-type="string" calcext:value-type="string">
            <text:p>SFÉ diff</text:p>
          </table:table-cell>
          <table:table-cell table:style-name="ce1495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69" table:content-validation-name="val52" office:value-type="string" calcext:value-type="string">
            <text:p>Szúró</text:p>
          </table:table-cell>
          <table:table-cell table:style-name="ce1469" table:content-validation-name="val52" office:value-type="string" calcext:value-type="string">
            <text:p>Vágó</text:p>
          </table:table-cell>
          <table:table-cell table:style-name="ce1469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7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>
          <table:table-cell table:style-name="ce1428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3" table:content-validation-name="val52" table:number-columns-repeated="2"/>
          <table:table-cell table:style-name="ce1541" table:content-validation-name="val52"/>
          <table:table-cell table:style-name="ce1554" table:content-validation-name="val52" table:number-columns-repeated="2"/>
          <table:table-cell table:style-name="ce1473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8"/>
          <table:table-cell table:style-name="ce1443" table:number-columns-repeated="3"/>
          <table:table-cell table:style-name="ce1473"/>
          <table:table-cell table:style-name="ce932"/>
          <table:table-cell table:style-name="ce1473" table:number-columns-repeated="6"/>
          <table:table-cell table:style-name="ce1541"/>
          <table:table-cell table:style-name="ce1554" table:number-columns-repeated="2"/>
          <table:table-cell table:style-name="ce1473"/>
          <table:table-cell table:number-columns-repeated="240"/>
        </table:table-row>
        <table:table-row table:style-name="ro2" table:number-rows-repeated="2">
          <table:table-cell table:style-name="ce1428"/>
          <table:table-cell table:number-columns-repeated="8"/>
          <table:table-cell table:style-name="ce1473" table:number-columns-repeated="3"/>
          <table:table-cell table:style-name="ce1541"/>
          <table:table-cell table:style-name="ce1554" table:number-columns-repeated="2"/>
          <table:table-cell table:style-name="ce1473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5"/>
        <table:database-range table:name="szekunder_atfogo" table:target-range-address="Képzettséglista.C4:Képzettséglista.C9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9:13:05.15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19:37:08.032000000</dc:date>
    <meta:editing-cycles>420</meta:editing-cycles>
    <meta:editing-duration>P2DT5H17M25S</meta:editing-duration>
    <meta:document-statistic meta:table-count="11" meta:cell-count="2773" meta:object-count="0"/>
    <meta:user-defined meta:name="Author">Fekete Bálint (Kaktusztea, Ailtas)</meta:user-defined>
    <meta:user-defined meta:name="Szerepjáték">km100</meta:user-defined>
  </office:meta>
</office:document-meta>
</file>